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9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d4d4d4" fo:background-color="#1e1e1e"/>
    </style:style>
    <style:style style:name="P11" style:family="paragraph" style:parent-style-name="Standard">
      <style:paragraph-properties fo:background-color="#ff9999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background-color="#ff9999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14" style:family="paragraph" style:parent-style-name="Standard" style:list-style-name="L1">
      <style:paragraph-properties fo:background-color="#ff9999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background-color="#ff99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paragraph-properties fo:background-color="#ff99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4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5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4">
      <style:paragraph-properties fo:background-color="#ffffff">
        <style:background-image/>
      </style:paragraph-properties>
      <style:text-properties fo:font-size="12pt" style:text-underline-style="none" fo:font-weight="bold" fo:background-color="#ff333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2pt" style:text-underline-style="none" fo:font-weight="bold" fo:background-color="#1e1e1e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paragraph-properties fo:background-color="#ffffff">
        <style:background-image/>
      </style:paragraph-properties>
    </style:style>
    <style:style style:name="P23" style:family="paragraph" style:parent-style-name="Standard" style:list-style-name="L4">
      <style:paragraph-properties style:line-height-at-least="0.503cm" fo:background-color="#ffffff">
        <style:background-image/>
      </style:paragraph-properties>
    </style:style>
    <style:style style:name="P24" style:family="paragraph" style:parent-style-name="Standard" style:list-style-name="L4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25" style:family="paragraph" style:parent-style-name="Standard" style:list-style-name="L4">
      <style:paragraph-properties style:line-height-at-least="0.503cm" fo:background-color="#ffffff">
        <style:background-image/>
      </style:paragraph-properties>
      <style:text-properties fo:color="#4fc1ff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26" style:family="paragraph" style:parent-style-name="Standard" style:list-style-name="L3">
      <style:paragraph-properties fo:background-color="#ff66cc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style:font-name="Consolas" fo:font-size="10.5pt" fo:font-weight="normal" fo:background-color="#1e1e1e"/>
    </style:style>
    <style:style style:name="T4" style:family="text">
      <style:text-properties fo:color="#569cd6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6" style:family="text">
      <style:text-properties fo:color="#d4d4d4" style:font-name="Consolas" fo:font-size="10.5pt" fo:font-weight="normal" fo:background-color="#1e1e1e"/>
    </style:style>
    <style:style style:name="T7" style:family="text">
      <style:text-properties fo:color="#dcdcaa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fo:color="#dcdcaa" style:font-name="Consolas" fo:font-size="10.5pt" fo:font-weight="normal" fo:background-color="#1e1e1e"/>
    </style:style>
    <style:style style:name="T10" style:family="text">
      <style:text-properties fo:color="#dcdcaa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ce9178" style:font-name="Consolas" fo:font-size="10.5pt" fo:font-weight="normal" fo:background-color="#1e1e1e"/>
    </style:style>
    <style:style style:name="T14" style:family="text">
      <style:text-properties fo:color="#ce9178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color="#4fc1ff"/>
    </style:style>
    <style:style style:name="T16" style:family="text">
      <style:text-properties fo:color="#4fc1ff" style:font-name="Consolas" fo:font-size="10.5pt" fo:font-weight="normal"/>
    </style:style>
    <style:style style:name="T17" style:family="text">
      <style:text-properties fo:color="#4fc1ff" style:font-name="Consolas" fo:font-size="10.5pt" fo:font-weight="normal" fo:background-color="#1e1e1e"/>
    </style:style>
    <style:style style:name="T18" style:family="text">
      <style:text-properties fo:color="#4fc1ff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19" style:family="text">
      <style:text-properties fo:color="#4fc1ff" fo:font-size="12pt" style:text-underline-style="none" fo:font-weight="bold" style:font-size-asian="12pt" style:font-weight-asian="bold" style:font-size-complex="12pt" style:font-weight-complex="bold"/>
    </style:style>
    <style:style style:name="T20" style:family="text">
      <style:text-properties fo:color="#9cdcfe"/>
    </style:style>
    <style:style style:name="T21" style:family="text">
      <style:text-properties fo:color="#9cdcfe" style:font-name="Consolas" fo:font-size="10.5pt" fo:font-weight="normal"/>
    </style:style>
    <style:style style:name="T22" style:family="text">
      <style:text-properties fo:color="#9cdcfe" style:font-name="Consolas" fo:font-size="10.5pt" style:text-underline-style="none" fo:font-weight="normal" style:font-size-asian="12pt" style:font-weight-asian="bold" style:font-size-complex="12pt" style:font-weight-complex="bold"/>
    </style:style>
    <style:style style:name="T23" style:family="text">
      <style:text-properties fo:color="#9cdcfe" fo:font-size="12pt" style:text-underline-style="none" fo:font-weight="bold" style:font-size-asian="12pt" style:font-weight-asian="bold" style:font-size-complex="12pt" style:font-weight-complex="bold"/>
    </style:style>
    <style:style style:name="T2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5" style:family="text">
      <style:text-properties fo:color="#4ec9b0"/>
    </style:style>
    <style:style style:name="T26" style:family="text">
      <style:text-properties fo:color="#b5cea8"/>
    </style:style>
    <style:style style:name="T27" style:family="text">
      <style:text-properties fo:color="#b5cea8" fo:font-size="12pt" style:text-underline-style="none" fo:font-weight="bold" style:font-size-asian="12pt" style:font-weight-asian="bold" style:font-size-complex="12pt" style:font-weight-complex="bold"/>
    </style:style>
    <style:style style:name="T28" style:family="text">
      <style:text-properties fo:color="#c586c0"/>
    </style:style>
    <style:style style:name="T29" style:family="text">
      <style:text-properties fo:color="#c586c0" style:font-name="Consolas" fo:font-size="10.5pt" fo:font-weight="normal"/>
    </style:style>
    <style:style style:name="T30" style:family="text">
      <style:text-properties style:font-name="Consolas" fo:font-size="10.5pt" fo:font-weight="normal"/>
    </style:style>
    <style:style style:name="T31" style:family="text">
      <style:text-properties style:font-name="Consolas" fo:font-size="10.5pt" style:text-underline-style="none" fo:font-weight="normal" style:font-size-asian="12pt" style:font-weight-asian="bold" style:font-size-complex="12pt" style:font-weight-complex="bold"/>
    </style:style>
    <style:style style:name="T32" style:family="text">
      <style:text-properties fo:background-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/>
      <text:list xml:id="list9083518505966122385" text:style-name="L1">
        <text:list-item>
          <text:p text:style-name="P14">Conexion servidor con MongoDB utilizando mongoose : </text:p>
        </text:list-item>
      </text:list>
      <text:p text:style-name="P12"/>
      <text:p text:style-name="P6"/>
      <text:list xml:id="list1957276059443046263" text:style-name="L2">
        <text:list-item>
          <text:p text:style-name="P15">En server → app.js : </text:p>
        </text:list-item>
      </text:list>
      <text:p text:style-name="P6"/>
      <text:p text:style-name="P7">// para crear sistema de rutas </text:p>
      <text:p text:style-name="P1"><text:span text:style-name="T1">const</text:span> <text:span text:style-name="T7">express</text:span> = <text:span text:style-name="T7">require</text:span>(<text:span text:style-name="T11">"express"</text:span>);</text:p>
      <text:p text:style-name="P3">// para trabajar con peticiones http</text:p>
      <text:p text:style-name="P1"><text:span text:style-name="T1">const</text:span> <text:span text:style-name="T7">bodyParser</text:span> = <text:span text:style-name="T7">require</text:span>(<text:span text:style-name="T11">"body-parser"</text:span>);</text:p>
      <text:p text:style-name="P4"/>
      <text:p text:style-name="P3">// generamos la aplicacion , un objeto express</text:p>
      <text:p text:style-name="P1"><text:span text:style-name="T1">const</text:span> <text:span text:style-name="T15">app</text:span> =<text:span text:style-name="T7">express</text:span>();</text:p>
      <text:p text:style-name="P4"/>
      <text:p text:style-name="P3">// traemos la version de la aplicacion </text:p>
      <text:p text:style-name="P4"><text:span text:style-name="T3">const</text:span><text:span text:style-name="T6"> {</text:span><text:span text:style-name="T17">API_VERSION</text:span><text:span text:style-name="T6">} = </text:span><text:span text:style-name="T9">require</text:span><text:span text:style-name="T6">(</text:span><text:span text:style-name="T13">"./config"</text:span><text:span text:style-name="T6">);</text:span></text:p>
      <text:p text:style-name="P3">//load routings</text:p>
      <text:p text:style-name="P1"><text:span text:style-name="T1">const</text:span> <text:span text:style-name="T15">authRoutes</text:span> = <text:span text:style-name="T7">require</text:span>(<text:span text:style-name="T11">'./routers/auth'</text:span>);</text:p>
      <text:p text:style-name="P1"><text:span text:style-name="T1">const</text:span> <text:span text:style-name="T15">userRoutes</text:span> = <text:span text:style-name="T7">require</text:span>(<text:span text:style-name="T11">'./routers/user'</text:span>); </text:p>
      <text:p text:style-name="P3">// generamos configuracion del body-parser </text:p>
      <text:p text:style-name="P1"><text:span text:style-name="T15">app</text:span>.<text:span text:style-name="T7">use</text:span>(<text:span text:style-name="T7">bodyParser</text:span>.<text:span text:style-name="T7">urlencoded</text:span>({<text:span text:style-name="T20">extended :</text:span> <text:span text:style-name="T1">false</text:span>}));</text:p>
      <text:p text:style-name="P4"><text:span text:style-name="T17">app</text:span><text:span text:style-name="T6">.</text:span><text:span text:style-name="T9">use</text:span><text:span text:style-name="T6">(</text:span><text:span text:style-name="T9">bodyParser</text:span><text:span text:style-name="T6">.</text:span><text:span text:style-name="T9">json</text:span><text:span text:style-name="T6">());</text:span></text:p>
      <text:p text:style-name="P3">// Configure Header Http</text:p>
      <text:p text:style-name="P3">//................... </text:p>
      <text:p text:style-name="P1"><text:span text:style-name="T1">var</text:span> <text:span text:style-name="T7">cors</text:span> = <text:span text:style-name="T7">require</text:span>(<text:span text:style-name="T11">'cors'</text:span>);</text:p>
      <text:p text:style-name="P4"><text:span text:style-name="T17">app</text:span><text:span text:style-name="T6">.</text:span><text:span text:style-name="T9">use</text:span><text:span text:style-name="T6">(</text:span><text:span text:style-name="T9">cors</text:span><text:span text:style-name="T6">());</text:span></text:p>
      <text:p text:style-name="P3">// Router Basic , para utilizar las rutas </text:p>
      <text:p text:style-name="P1"><text:span text:style-name="T15">app</text:span>.<text:span text:style-name="T7">use</text:span>(<text:span text:style-name="T11">`/api/</text:span><text:span text:style-name="T1">${</text:span><text:span text:style-name="T15">API_VERSION</text:span><text:span text:style-name="T1">}</text:span><text:span text:style-name="T11">`</text:span>, <text:span text:style-name="T15">userRoutes</text:span>);</text:p>
      <text:p text:style-name="P4"><text:span text:style-name="T17">app</text:span><text:span text:style-name="T6">.</text:span><text:span text:style-name="T9">use</text:span><text:span text:style-name="T6">(</text:span><text:span text:style-name="T13">`/api/</text:span><text:span text:style-name="T3">${</text:span><text:span text:style-name="T17">API_VERSION</text:span><text:span text:style-name="T3">}</text:span><text:span text:style-name="T13">`</text:span><text:span text:style-name="T6">, </text:span><text:span text:style-name="T17">authRoutes</text:span><text:span text:style-name="T6">);</text:span></text:p>
      <text:p text:style-name="P3">// exportacion del objeto express </text:p>
      <text:p text:style-name="P2"><text:span text:style-name="T16">module</text:span><text:span text:style-name="T30">.</text:span><text:span text:style-name="T16">exports</text:span><text:span text:style-name="T30"> = </text:span><text:span text:style-name="T16">app</text:span><text:span text:style-name="T30"> ; </text:span></text:p>
      <text:p text:style-name="P6"/>
      <text:p text:style-name="P6"/>
      <text:list xml:id="list2744731153123241878" text:style-name="L3">
        <text:list-item>
          <text:p text:style-name="P26">En server → config.js :</text:p>
        </text:list-item>
      </text:list>
      <text:p text:style-name="P6"/>
      <text:p text:style-name="P8"><text:span text:style-name="T4">const</text:span><text:span text:style-name="T24"> </text:span><text:span text:style-name="T19">API_VERSION</text:span><text:span text:style-name="T24"> = </text:span><text:span text:style-name="T14">"v1"</text:span><text:span text:style-name="T24">;</text:span></text:p>
      <text:p text:style-name="P3">//cte que representa conexion local</text:p>
      <text:p text:style-name="P1"><text:span text:style-name="T1">const</text:span> <text:span text:style-name="T15">IP_SERVER</text:span> = <text:span text:style-name="T11">"localhost"</text:span>;</text:p>
      <text:p text:style-name="P3">//puerto de la base de datos </text:p>
      <text:p text:style-name="P1"><text:span text:style-name="T1">const</text:span> <text:span text:style-name="T15">PORT_DB</text:span> = <text:span text:style-name="T26">27017</text:span>;</text:p>
      <text:p text:style-name="P4"/>
      <text:p text:style-name="P1"><text:span text:style-name="T25">module</text:span>.<text:span text:style-name="T25">exports</text:span> = {</text:p>
      <text:p text:style-name="P2">    <text:span text:style-name="T21">API_VERSION</text:span><text:span text:style-name="T30">,</text:span></text:p>
      <text:p text:style-name="P2">    <text:span text:style-name="T21">IP_SERVER</text:span><text:span text:style-name="T30">,</text:span></text:p>
      <text:p text:style-name="P2">    <text:span text:style-name="T21">PORT_DB</text:span><text:span text:style-name="T30">,</text:span></text:p>
      <text:p text:style-name="P4"/>
      <text:p text:style-name="P9">}</text:p>
      <text:p text:style-name="P6"/>
      <text:p text:style-name="P6"/>
      <text:p text:style-name="P6"/>
      <text:p text:style-name="P6"><text:soft-page-break/></text:p>
      <text:list xml:id="list35544864" text:continue-numbering="true" text:style-name="L3">
        <text:list-item>
          <text:p text:style-name="P16">En server → index.js :</text:p>
        </text:list-item>
      </text:list>
      <text:p text:style-name="P6"/>
      <text:p text:style-name="P21">// importacion de mongoose</text:p>
      <text:p text:style-name="P1"><text:span text:style-name="T1">const</text:span> <text:span text:style-name="T25">mongoose</text:span> = <text:span text:style-name="T7">require</text:span>(<text:span text:style-name="T11">"mongoose"</text:span>);</text:p>
      <text:p text:style-name="P4"/>
      <text:p text:style-name="P3">//importacion de app</text:p>
      <text:p text:style-name="P1"><text:span text:style-name="T1">const</text:span> <text:span text:style-name="T15">app</text:span> = <text:span text:style-name="T7">require</text:span>(<text:span text:style-name="T11">"./app"</text:span>);</text:p>
      <text:p text:style-name="P4"/>
      <text:p text:style-name="P3">// puerto donde corre el servidor </text:p>
      <text:p text:style-name="P1"><text:span text:style-name="T1">const</text:span> <text:span text:style-name="T15">PORT_SERVER</text:span> = <text:span text:style-name="T20">process</text:span>.<text:span text:style-name="T20">env</text:span>.<text:span text:style-name="T15">PORT</text:span> || <text:span text:style-name="T26">3977</text:span>;</text:p>
      <text:p text:style-name="P4"/>
      <text:p text:style-name="P3">//traemos la version de la api , la direccion del servidor local y el puerto </text:p>
      <text:p text:style-name="P1"><text:span text:style-name="T1">const</text:span> {<text:span text:style-name="T15">API_VERSION</text:span> , <text:span text:style-name="T15">IP_SERVER</text:span> , <text:span text:style-name="T15">PORT_DB</text:span>} = <text:span text:style-name="T7">require</text:span>(<text:span text:style-name="T11">"./config"</text:span>);</text:p>
      <text:p text:style-name="P4"/>
      <text:p text:style-name="P3">// &lt;&lt; CONEXION DE LA BASE DE DATOS CON mongoose &gt;&gt;</text:p>
      <text:p text:style-name="P4"/>
      <text:p text:style-name="P3">// para solucionar un error en las peticiones </text:p>
      <text:p text:style-name="P1"><text:span text:style-name="T25">mongoose</text:span>.<text:span text:style-name="T7">set</text:span>(<text:span text:style-name="T11">'useFindAndModify'</text:span>, <text:span text:style-name="T1">false</text:span>);</text:p>
      <text:p text:style-name="P4"/>
      <text:p text:style-name="P3">//conexion </text:p>
      <text:p text:style-name="P4"/>
      <text:p text:style-name="P1"><text:span text:style-name="T25">mongoose</text:span>.<text:span text:style-name="T7">connect</text:span>(<text:span text:style-name="T11">`mongodb://</text:span><text:span text:style-name="T1">${</text:span><text:span text:style-name="T15">IP_SERVER</text:span><text:span text:style-name="T1">}</text:span><text:span text:style-name="T11">:</text:span><text:span text:style-name="T1">${</text:span><text:span text:style-name="T15">PORT_DB</text:span><text:span text:style-name="T1">}</text:span><text:span text:style-name="T11">/leonardopuchetta`</text:span>, {<text:span text:style-name="T20">useNewUrlParser:</text:span> <text:span text:style-name="T1">true</text:span> , <text:span text:style-name="T20">useUnifiedTopology:</text:span> <text:span text:style-name="T1">true</text:span> }, (<text:span text:style-name="T20">err</text:span>,<text:span text:style-name="T20">res</text:span>)<text:span text:style-name="T1">=&gt;</text:span> {</text:p>
      <text:p text:style-name="P1"><text:span text:style-name="T28">if</text:span> (<text:span text:style-name="T20">err</text:span>) {</text:p>
      <text:p text:style-name="P2">    <text:span text:style-name="T29">throw</text:span><text:span text:style-name="T30"> </text:span><text:span text:style-name="T21">err</text:span></text:p>
      <text:p text:style-name="P1">} <text:span text:style-name="T28">else</text:span> {</text:p>
      <text:p text:style-name="P4"/>
      <text:p text:style-name="P2">    <text:span text:style-name="T21">console</text:span><text:span text:style-name="T30">.</text:span><text:span text:style-name="T8">log</text:span><text:span text:style-name="T30">(</text:span><text:span text:style-name="T12">"La conexion a la base de datos es correcta "</text:span><text:span text:style-name="T30">);</text:span></text:p>
      <text:p text:style-name="P2">    <text:span text:style-name="T16">app</text:span><text:span text:style-name="T30">.</text:span><text:span text:style-name="T8">listen</text:span><text:span text:style-name="T30">(</text:span><text:span text:style-name="T16">PORT_SERVER</text:span><text:span text:style-name="T30"> , () </text:span><text:span text:style-name="T2">=&gt;</text:span><text:span text:style-name="T30"> {</text:span></text:p>
      <text:p text:style-name="P2">        <text:span text:style-name="T21">console</text:span><text:span text:style-name="T30">.</text:span><text:span text:style-name="T8">log</text:span><text:span text:style-name="T30">(</text:span><text:span text:style-name="T12">"###########################"</text:span><text:span text:style-name="T30">);</text:span></text:p>
      <text:p text:style-name="P2">        <text:span text:style-name="T21">console</text:span><text:span text:style-name="T30">.</text:span><text:span text:style-name="T8">log</text:span><text:span text:style-name="T30">(</text:span><text:span text:style-name="T12">"###########API-REST########"</text:span><text:span text:style-name="T30">);</text:span></text:p>
      <text:p text:style-name="P2">        <text:span text:style-name="T21">console</text:span><text:span text:style-name="T30">.</text:span><text:span text:style-name="T8">log</text:span><text:span text:style-name="T30">(</text:span><text:span text:style-name="T12">"###########################"</text:span><text:span text:style-name="T30">);</text:span></text:p>
      <text:p text:style-name="P2">        <text:span text:style-name="T21">console</text:span><text:span text:style-name="T30">.</text:span><text:span text:style-name="T8">log</text:span><text:span text:style-name="T30">(</text:span><text:span text:style-name="T12">`http://</text:span><text:span text:style-name="T2">${</text:span><text:span text:style-name="T16">IP_SERVER</text:span><text:span text:style-name="T2">}</text:span><text:span text:style-name="T12">:</text:span><text:span text:style-name="T2">${</text:span><text:span text:style-name="T16">PORT_SERVER</text:span><text:span text:style-name="T2">}</text:span><text:span text:style-name="T12">/api/</text:span><text:span text:style-name="T2">${</text:span><text:span text:style-name="T16">API_VERSION</text:span><text:span text:style-name="T2">}</text:span><text:span text:style-name="T12">/`</text:span><text:span text:style-name="T30">);</text:span></text:p>
      <text:p text:style-name="P2">    <text:span text:style-name="T30">} )</text:span></text:p>
      <text:p text:style-name="P1">}</text:p>
      <text:p text:style-name="P4"/>
      <text:p text:style-name="P1">});</text:p>
      <text:p text:style-name="P4"/>
      <text:p text:style-name="P3">// &lt;&lt;-------------------------------------------------&gt;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359271845813777920" text:style-name="L4">
        <text:list-item>
          <text:p text:style-name="P18">“leonardopuchetta” en este caso es el nombre de nuestra base de datos .</text:p>
        </text:list-item>
        <text:list-item>
          <text:p text:style-name="P22"><text:a xlink:type="simple" xlink:href="https://mongoosejs.com/" text:style-name="Internet_20_link" text:visited-style-name="Visited_20_Internet_20_Link">https://mongoosejs.com/</text:a><text:span text:style-name="T24"> .</text:span></text:p>
        </text:list-item>
      </text:list>
      <text:p text:style-name="P6"/>
      <text:list xml:id="list35553090" text:continue-numbering="true" text:style-name="L4">
        <text:list-item>
          <text:p text:style-name="P23"><text:span text:style-name="T18">app</text:span><text:span text:style-name="T5">.</text:span><text:span text:style-name="T10">listen</text:span><text:span text:style-name="T5">(</text:span><text:span text:style-name="T18">PORT_SERVER,.........</text:span></text:p>
        </text:list-item>
        <text:list-item>
          <text:p text:style-name="P25">se queda al tanto del siguiente puerto :</text:p>
          <text:p text:style-name="P24"><text:span text:style-name="T19">PORT_SERVER</text:span><text:span text:style-name="T24"> = </text:span><text:span text:style-name="T23">process</text:span><text:span text:style-name="T24">.</text:span><text:span text:style-name="T23">env</text:span><text:span text:style-name="T24">.</text:span><text:span text:style-name="T19">PORT</text:span><text:span text:style-name="T24"> || </text:span><text:span text:style-name="T27">3977</text:span><text:span text:style-name="T24">;</text:span></text:p>
        </text:list-item>
      </text:list>
      <text:p text:style-name="P6"/>
      <text:list xml:id="list35573926" text:continue-numbering="true" text:style-name="L4">
        <text:list-item>
          <text:p text:style-name="P18">Que pasa si tenemso varias apps corriendo ? Ver puertos disponobles en w10</text:p>
        </text:list-item>
        <text:list-item>
          <text:p text:style-name="P20">El servidor corre en PORT_SERVER = 3977 .</text:p>
        </text:list-item>
        <text:list-item>
          <text:p text:style-name="P18"><text:span text:style-name="T32">La base de datos corre en PORT_DB = 27017 .</text:span> </text:p>
        </text:list-item>
      </text:list>
      <text:p text:style-name="P6"/>
      <text:list xml:id="list35567956" text:continue-numbering="true" text:style-name="L4">
        <text:list-item>
          <text:p text:style-name="P18">Para iniciar el servidor creamos el siguiente script en package.json : </text:p>
        </text:list-item>
      </text:list>
      <text:p text:style-name="P6"/>
      <text:p text:style-name="P10"><text:span text:style-name="T24">  </text:span><text:span text:style-name="T22">"scripts"</text:span><text:span text:style-name="T31">: {</text:span></text:p>
      <text:p text:style-name="P2">    <text:span text:style-name="T21">"start"</text:span><text:span text:style-name="T30">: </text:span><text:span text:style-name="T12">"nodemon index.js"</text:span></text:p>
      <text:p text:style-name="P2">  <text:span text:style-name="T30">}</text:span></text:p>
      <text:p text:style-name="P6"/>
      <text:list xml:id="list8442800516942712293" text:style-name="L5">
        <text:list-item>
          <text:p text:style-name="P19">De esta manera ejecutamos el index.js desde consola con yarn start . <text:s/></text:p>
        </text:list-item>
      </text:list>
      <text:p text:style-name="P6"/>
      <text:p text:style-name="P6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3-14T12:51:07.05</meta:creation-date>
    <meta:generator>OpenOffice/4.1.7$Win32 OpenOffice.org_project/417m1$Build-9800</meta:generator>
    <dc:date>2021-07-20T15:33:36.93</dc:date>
    <dc:creator>leo puche</dc:creator>
    <meta:editing-duration>P2DT20H21M5S</meta:editing-duration>
    <meta:editing-cycles>5</meta:editing-cycles>
    <meta:document-statistic meta:table-count="0" meta:image-count="0" meta:object-count="0" meta:page-count="3" meta:paragraph-count="76" meta:word-count="363" meta:character-count="2726"/>
  </office:meta>
</office:document-meta>
</file>